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d5d6" draw:textarea-horizontal-align="left" draw:textarea-vertical-align="bottom" draw:auto-grow-height="false"/>
    </style:style>
    <style:style style:name="gr2" style:family="graphic" style:parent-style-name="standard">
      <style:graphic-properties draw:fill="solid" draw:fill-color="#f9feca" draw:textarea-horizontal-align="center" draw:textarea-vertical-align="middle" draw:auto-grow-height="false"/>
    </style:style>
    <style:style style:name="gr3" style:family="graphic" style:parent-style-name="standard">
      <style:graphic-properties draw:fill="solid" draw:fill-color="#f9feca" draw:textarea-horizontal-align="right" draw:textarea-vertical-align="bottom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fill="solid" draw:fill-color="#eff1e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1.8cm"/>
    </style:style>
    <style:style style:name="gr12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xml:id="id4" draw:id="id4" draw:layer="layout" svg:width="14cm" svg:height="6cm" svg:x="1cm" svg:y="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cm" svg:y="2cm">
          <text:p text:style-name="P1">Document</text:p>
          <text:p text:style-name="P1">management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7cm" svg:height="4cm" svg:x="7cm" svg:y="2cm">
          <text:p text:style-name="P1">Workflow engine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cm" svg:height="2cm" svg:x="4cm" svg:y="11cm">
          <text:p text:style-name="P1">Office client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0.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cm" svg:height="5cm" draw:transform="rotate (1.5709708597201) translate (8cm 3.699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7cm" svg:height="1.195cm" svg:x="7cm" svg:y="2.005cm">
          <draw:text-box>
            <text:p text:style-name="P1">Services</text:p>
          </draw:text-box>
        </draw:frame>
        <draw:custom-shape draw:style-name="gr8" draw:text-style-name="P1" xml:id="id2" draw:id="id2" draw:layer="layout" svg:width="7cm" svg:height="2cm" svg:x="4cm" svg:y="8cm">
          <text:p text:style-name="P1">Network conn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7.5cm" svg:y1="11cm" svg:x2="7.5cm" svg:y2="10cm" draw:start-shape="id1" draw:start-glue-point="0" draw:end-shape="id2" draw:end-glue-point="2" svg:d="m7500 11000v-1000">
          <text:p/>
        </draw:connector>
        <draw:connector draw:style-name="gr9" draw:text-style-name="P1" draw:layer="layout" svg:x1="7.5cm" svg:y1="8cm" svg:x2="8.5cm" svg:y2="5cm" draw:start-shape="id2" draw:start-glue-point="0" draw:end-shape="id3" draw:end-glue-point="2" svg:d="m7500 8000v-1500h1000v-1500">
          <text:p/>
        </draw:connector>
        <draw:connector draw:style-name="gr9" draw:text-style-name="P1" draw:layer="layout" draw:line-skew="-0.499cm" svg:x1="4cm" svg:y1="9cm" svg:x2="4cm" svg:y2="12cm" draw:start-shape="id2" draw:start-glue-point="3" draw:end-shape="id1" draw:end-glue-point="3" svg:d="m4000 9000h-1000v3000h1000">
          <text:p/>
        </draw:connector>
        <draw:frame draw:style-name="gr10" draw:layer="layout" svg:width="5.6cm" svg:height="1.55cm" draw:transform="rotate (1.5707963267949) translate (1.8cm 13.3cm)">
          <draw:text-box>
            <text:p>Connection error</text:p>
          </draw:text-box>
        </draw:frame>
        <draw:connector draw:style-name="gr9" draw:text-style-name="P1" draw:layer="layout" draw:line-skew="-1.4cm 0.399cm" svg:x1="8cm" svg:y1="7cm" svg:x2="11cm" svg:y2="12cm" draw:start-shape="id4" draw:start-glue-point="2" draw:end-shape="id1" draw:end-glue-point="1" svg:d="m8000 7000v600h3900v4400h-900">
          <text:p/>
        </draw:connector>
        <draw:frame draw:style-name="gr11" draw:layer="layout" svg:width="8.4cm" svg:height="2.05cm" draw:transform="rotate (1.5707963267949) translate (12.1cm 14.8cm)">
          <draw:text-box>
            <text:p>Server configuration error</text:p>
          </draw:text-box>
        </draw:frame>
        <draw:connector draw:style-name="gr9" draw:text-style-name="P1" draw:layer="layout" draw:line-skew="2.499cm 2.399cm" svg:x1="14cm" svg:y1="4cm" svg:x2="7.5cm" svg:y2="13cm" draw:start-shape="id5" draw:start-glue-point="1" draw:end-shape="id1" draw:end-glue-point="2" svg:d="m14000 4000h3000v11900h-9500v-2900">
          <text:p/>
        </draw:connector>
        <draw:frame draw:style-name="gr10" draw:layer="layout" svg:width="8.3cm" svg:height="1.55cm" draw:transform="rotate (1.5707963267949) translate (17.25cm 13.8cm)">
          <draw:text-box>
            <text:p>Service configuration error</text:p>
          </draw:text-box>
        </draw:frame>
        <draw:connector draw:style-name="gr9" draw:text-style-name="P1" draw:layer="layout" draw:line-skew="0.899cm 1.299cm" svg:x1="13cm" svg:y1="4.5cm" svg:x2="7.5cm" svg:y2="13cm" draw:start-shape="id6" draw:start-glue-point="1" draw:end-shape="id1" draw:end-glue-point="2" svg:d="m13000 4500h1400v10300h-6900v-1800">
          <text:p/>
        </draw:connector>
        <draw:frame draw:style-name="gr12" draw:layer="layout" svg:width="6.5cm" svg:height="1.85cm" draw:transform="rotate (1.5707963267949) translate (14.8cm 14.2cm)">
          <draw:text-box>
            <text:p>Service runtime error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1T18:55:42</dc:date>
    <meta:editing-duration>PT52M54S</meta:editing-duration>
    <meta:editing-cycles>22</meta:editing-cycles>
    <meta:generator>LibreOffice/3.4$Unix LibreOffice_project/340m1$Build-302</meta:generator>
    <meta:document-statistic meta:object-count="20"/>
  </office:meta>
</office:document-meta>
</file>